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7-06T14:30:06.38713" calcext:value-type="date">
            <text:p>6 juil. 2025 - 14:30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16377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QIF_import_files_selec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4:12:30.412707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7-06T14:30:12.029208609</dc:date>
    <meta:editing-duration>P2DT15H56M56S</meta:editing-duration>
    <meta:editing-cycles>138</meta:editing-cycles>
    <meta:generator>LibreOffice/25.2.4.3$Linux_X86_64 LibreOffice_project/520$Build-3</meta:generator>
    <meta:print-date>2025-03-30T18:20:46.701524006</meta:print-date>
    <meta:printed-by>Fichiers PDF</meta:printed-by>
    <meta:document-statistic meta:table-count="1" meta:cell-count="423" meta:object-count="0"/>
    <meta:user-defined meta:name="qrichtext">1</meta:user-defined>
  </office:meta>
</office:document-meta>
</file>